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04pt"/>
    </style:style>
    <style:style style:name="co2" style:family="table-column">
      <style:table-column-properties fo:break-before="auto" style:column-width="479.11pt"/>
    </style:style>
    <style:style style:name="co3" style:family="table-column">
      <style:table-column-properties fo:break-before="auto" style:column-width="210.16pt"/>
    </style:style>
    <style:style style:name="co4" style:family="table-column">
      <style:table-column-properties fo:break-before="auto" style:column-width="236.6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3.09pt" fo:break-before="auto" style:use-optimal-row-height="true"/>
    </style:style>
    <style:style style:name="ro3" style:family="table-row">
      <style:table-row-properties style:row-height="113.1pt" fo:break-before="auto" style:use-optimal-row-height="true"/>
    </style:style>
    <style:style style:name="ro4" style:family="table-row">
      <style:table-row-properties style:row-height="29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font-name="Liberation Serif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Identifier type</text:p>
          </table:table-cell>
          <table:table-cell table:style-name="ce4" office:value-type="string" calcext:value-type="string">
            <text:p>Rules for naming</text:p>
          </table:table-cell>
          <table:table-cell table:style-name="ce1" office:value-type="string" calcext:value-type="string">
            <text:p>Exampl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lasses</text:p>
          </table:table-cell>
          <table:table-cell table:style-name="ce5" office:value-type="string" calcext:value-type="string">
            <text:p>Class names should be nouns in Upper<text:a xlink:href="https://en.wikipedia.org/wiki/CamelCase" xlink:type="simple">CamelCase</text:a>, with the first letter of every word capitalised. Use whole words — avoid acronyms and abbreviations (unless the abbreviation is much more widely used than the long form, such as URL or HTML).</text:p>
          </table:table-cell>
          <table:table-cell table:style-name="ce2" office:value-type="string" calcext:value-type="string">
            <text:p>class Raster {}</text:p>
            <text:p>class ImageSprite {}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thods</text:p>
          </table:table-cell>
          <table:table-cell table:style-name="ce5" office:value-type="string" calcext:value-type="string">
            <text:p>Methods should be verbs in lower<text:a xlink:href="https://en.wikipedia.org/wiki/CamelCase" xlink:type="simple">CamelCase</text:a> or a multi-word name that begins with a verb in lowercase; that is, with the first letter lowercase and the first letters of subsequent words in uppercase.</text:p>
          </table:table-cell>
          <table:table-cell table:style-name="ce2" office:value-type="string" calcext:value-type="string">
            <text:p>run();</text:p>
            <text:p>runFast();</text:p>
            <text:p>getBackground();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Variables</text:p>
          </table:table-cell>
          <table:table-cell table:style-name="ce5" office:value-type="string" calcext:value-type="string">
            <text:p>Local variables, instance variables, and class variables are also written in lower<text:a xlink:href="https://en.wikipedia.org/wiki/CamelCase" xlink:type="simple">CamelCase</text:a>. Variable names should not start with underscore (_) or dollar sign ($) characters, even though both are allowed. This is in contrast to other <text:a xlink:href="https://en.wikipedia.org/wiki/Coding_conventions" xlink:type="simple">coding conventions</text:a> that state that underscores should be used to prefix all instance variables.</text:p>
            <text:p>Variable names should be short yet meaningful. The choice of a variable name should be <text:a xlink:href="https://en.wikipedia.org/wiki/Mnemonic" xlink:type="simple">mnemonic</text:a> — that is, designed to indicate to the casual observer the intent of its use. One-character variable names should be avoided except for temporary "throwaway" variables. Common names for temporary variables are i, j, k, m, and n for integers; c, d, and e for characters.</text:p>
          </table:table-cell>
          <table:table-cell table:style-name="ce2" office:value-type="string" calcext:value-type="string">
            <text:p>int i;</text:p>
            <text:p>char c;</text:p>
            <text:p>float myWidth;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onstants</text:p>
          </table:table-cell>
          <table:table-cell table:style-name="ce5" office:value-type="string" calcext:value-type="string">
            <text:p>Constants should be written in uppercase characters separated by underscores. Constant names may also contain digits if appropriate, but not as the first character.</text:p>
          </table:table-cell>
          <table:table-cell table:style-name="ce2" office:value-type="string" calcext:value-type="string">
            <text:p>static final int MAX_PARTICIPANTS = 10;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wo spaces indents are preferred over tab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PHP the preferred variable naming convention is $some_words_h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PHP the preferred function naming convention is lowerCamelC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PHP is inline or one line it is preferred to have a space before after ‘&lt;?php’ and before ‘?&gt;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PHP if the semicolon isn’t needed there is no preference if it is us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PHP it is preferred to start braces ({) on the same line that caused it, but closing braces (}) should have it’s own line unless everything is going on 1 li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JavaScript it is preferred to start braces ({) on the same line that caused it, but closing braces (}) should have it’s own line unless everything is going on 1 li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JavaScript it is preferred to end statements with semicolon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PHP there is no preference on single or double quot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JavaScript there is no preference on single or double quot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hough a low line count seems good it should not overshadow read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MySQL it is preferred to have keywords in all upperca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MySQL if a semicolon isn’t required there is no preference if it is us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PHP else should start on the same line of the if’s ending brace (})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5:08:23.289451658</meta:creation-date>
    <dc:date>2018-06-08T17:30:22.724731627</dc:date>
    <meta:editing-duration>PT18M10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